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3" style:family="paragraph" style:parent-style-name="Standard">
      <style:text-properties officeooo:rsid="001ab388" officeooo:paragraph-rsid="001ab388"/>
    </style:style>
    <style:style style:name="P4" style:family="paragraph" style:parent-style-name="Standard">
      <style:text-properties officeooo:rsid="001becb9" officeooo:paragraph-rsid="001becb9"/>
    </style:style>
    <style:style style:name="P5" style:family="paragraph" style:parent-style-name="Standard">
      <style:text-properties officeooo:rsid="001d804f" officeooo:paragraph-rsid="001d804f"/>
    </style:style>
    <style:style style:name="P6" style:family="paragraph" style:parent-style-name="Standard">
      <style:text-properties officeooo:rsid="001e8513" officeooo:paragraph-rsid="001e8513"/>
    </style:style>
    <style:style style:name="P7" style:family="paragraph" style:parent-style-name="Standard">
      <style:text-properties officeooo:rsid="001fbb6c" officeooo:paragraph-rsid="001fbb6c"/>
    </style:style>
    <style:style style:name="P8" style:family="paragraph" style:parent-style-name="Standard">
      <style:text-properties officeooo:rsid="00229226" officeooo:paragraph-rsid="00229226"/>
    </style:style>
    <style:style style:name="P9" style:family="paragraph" style:parent-style-name="Standard">
      <style:text-properties officeooo:rsid="00243ed5" officeooo:paragraph-rsid="00243ed5"/>
    </style:style>
    <style:style style:name="P10" style:family="paragraph" style:parent-style-name="Standard">
      <style:text-properties officeooo:rsid="00261d31" officeooo:paragraph-rsid="00261d31"/>
    </style:style>
    <style:style style:name="P11" style:family="paragraph" style:parent-style-name="Standard">
      <style:text-properties officeooo:rsid="002a36c3" officeooo:paragraph-rsid="002a36c3"/>
    </style:style>
    <style:style style:name="P12" style:family="paragraph" style:parent-style-name="Standard">
      <style:text-properties fo:font-weight="normal" officeooo:rsid="002a36c3" officeooo:paragraph-rsid="002a36c3" style:font-weight-asian="normal" style:font-weight-complex="normal"/>
    </style:style>
    <style:style style:name="P13" style:family="paragraph" style:parent-style-name="Standard">
      <style:text-properties fo:font-weight="normal" officeooo:rsid="002c2eb2" officeooo:paragraph-rsid="002c2eb2" style:font-weight-asian="normal" style:font-weight-complex="normal"/>
    </style:style>
    <style:style style:name="P14" style:family="paragraph" style:parent-style-name="Standard">
      <style:text-properties fo:font-weight="normal" officeooo:rsid="002de2b9" officeooo:paragraph-rsid="002de2b9" style:font-weight-asian="normal" style:font-weight-complex="normal"/>
    </style:style>
    <style:style style:name="P15" style:family="paragraph" style:parent-style-name="Standard">
      <style:text-properties fo:font-weight="normal" officeooo:rsid="002ee3e3" officeooo:paragraph-rsid="002ee3e3" style:font-weight-asian="normal" style:font-weight-complex="normal"/>
    </style:style>
    <style:style style:name="P16" style:family="paragraph" style:parent-style-name="Standard">
      <style:text-properties fo:font-weight="normal" officeooo:rsid="00309199" officeooo:paragraph-rsid="00309199" style:font-weight-asian="normal" style:font-weight-complex="normal"/>
    </style:style>
    <style:style style:name="P17" style:family="paragraph" style:parent-style-name="Standard">
      <style:text-properties fo:font-weight="normal" officeooo:rsid="0030f70a" officeooo:paragraph-rsid="0030f70a" style:font-weight-asian="normal" style:font-weight-complex="normal"/>
    </style:style>
    <style:style style:name="P18" style:family="paragraph" style:parent-style-name="Standard">
      <style:text-properties fo:font-weight="normal" officeooo:rsid="0031f335" officeooo:paragraph-rsid="0031f335" style:font-weight-asian="normal" style:font-weight-complex="normal"/>
    </style:style>
    <style:style style:name="P19" style:family="paragraph" style:parent-style-name="Standard">
      <style:text-properties fo:font-weight="normal" officeooo:rsid="0035ab3e" officeooo:paragraph-rsid="0035ab3e" style:font-weight-asian="normal" style:font-weight-complex="normal"/>
    </style:style>
    <style:style style:name="P20" style:family="paragraph" style:parent-style-name="Standard">
      <style:text-properties fo:font-weight="normal" officeooo:rsid="00391230" officeooo:paragraph-rsid="00391230" style:font-weight-asian="normal" style:font-weight-complex="normal"/>
    </style:style>
    <style:style style:name="P21" style:family="paragraph" style:parent-style-name="Standard">
      <style:text-properties fo:font-weight="normal" officeooo:rsid="00391230" officeooo:paragraph-rsid="003c5ef6" style:font-weight-asian="normal" style:font-weight-complex="normal"/>
    </style:style>
    <style:style style:name="P22" style:family="paragraph" style:parent-style-name="Table_20_Contents">
      <style:paragraph-properties style:line-height-at-least="0.1563in"/>
      <style:text-properties fo:font-size="9pt"/>
    </style:style>
    <style:style style:name="P23" style:family="paragraph" style:parent-style-name="Standard" style:list-style-name="L2">
      <style:text-properties fo:font-weight="normal" officeooo:rsid="002a36c3" officeooo:paragraph-rsid="002a36c3" style:font-weight-asian="normal" style:font-weight-complex="normal"/>
    </style:style>
    <style:style style:name="P24" style:family="paragraph" style:parent-style-name="Standard" style:list-style-name="L2">
      <style:text-properties fo:font-weight="normal" officeooo:rsid="002c2eb2" officeooo:paragraph-rsid="002c2eb2" style:font-weight-asian="normal" style:font-weight-complex="normal"/>
    </style:style>
    <style:style style:name="P25" style:family="paragraph" style:parent-style-name="Standard">
      <style:text-properties fo:font-weight="normal" officeooo:rsid="003ace89" officeooo:paragraph-rsid="003c5ef6" style:font-weight-asian="normal" style:font-weight-complex="normal"/>
    </style:style>
    <style:style style:name="P26" style:family="paragraph" style:parent-style-name="Standard">
      <style:text-properties fo:font-weight="normal" officeooo:rsid="0015ef02" officeooo:paragraph-rsid="003df711" style:font-weight-asian="normal" style:font-weight-complex="normal"/>
    </style:style>
    <style:style style:name="P27" style:family="paragraph" style:parent-style-name="Standard">
      <style:text-properties officeooo:rsid="0015ef02" officeooo:paragraph-rsid="003df711"/>
    </style:style>
    <style:style style:name="P28" style:family="paragraph" style:parent-style-name="Standard">
      <style:text-properties officeooo:rsid="0016826e" officeooo:paragraph-rsid="003df711"/>
    </style:style>
    <style:style style:name="P29" style:family="paragraph" style:parent-style-name="Standard">
      <style:text-properties officeooo:rsid="0017ea25" officeooo:paragraph-rsid="003df711"/>
    </style:style>
    <style:style style:name="P30" style:family="paragraph" style:parent-style-name="Standard">
      <style:text-properties officeooo:rsid="0019a87e" officeooo:paragraph-rsid="003df711"/>
    </style:style>
    <style:style style:name="P31" style:family="paragraph" style:parent-style-name="Standard">
      <style:text-properties officeooo:rsid="001b3942" officeooo:paragraph-rsid="003df711"/>
    </style:style>
    <style:style style:name="P32" style:family="paragraph" style:parent-style-name="Standard">
      <style:text-properties officeooo:rsid="001b92f5" officeooo:paragraph-rsid="003df711"/>
    </style:style>
    <style:style style:name="P33" style:family="paragraph" style:parent-style-name="Text_20_body" style:list-style-name="L1"/>
    <style:style style:name="P34" style:family="paragraph" style:parent-style-name="Text_20_body" style:list-style-name="L1">
      <style:paragraph-properties fo:margin-top="0in" fo:margin-bottom="0in" loext:contextual-spacing="false"/>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22">1</text:p>
              <text:p text:style-name="P22">2</text:p>
              <text:p text:style-name="P22">3</text:p>
              <text:p text:style-name="P22">4</text:p>
              <text:p text:style-name="P22">5</text:p>
              <text:p text:style-name="P22">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2612953640587932908" text:style-name="L1">
        <text:list-header>
          <text:p text:style-name="P33">The call x@y for objects x and y of classes X and Y is resolved as follows:</text:p>
        </text:list-header>
        <text:list-item>
          <text:p text:style-name="P34">Search for operator@ in X or one of its bases </text:p>
        </text:list-item>
        <text:list-item>
          <text:p text:style-name="P34">Search for operator@ declared in surrounding context of the x@y call </text:p>
        </text:list-item>
        <text:list-item>
          <text:p text:style-name="P34">Search for operator@ in X’s namespace </text:p>
        </text:list-item>
        <text:list-item>
          <text:p text:style-name="P33">Search for operator@ in Y’s namespace </text:p>
        </text:list-item>
      </text:list>
      <text:p text:style-name="P3"><text:soft-page-break/>An X constructor with a single argument of type Y provides a means for implicit conversion from Y to X where needed. Especially important when using operator overloading.</text:p>
      <text:p text:style-name="P3"/>
      <text:p text:style-name="P3">11.3.5</text:p>
      <text:p text:style-name="P3">Express the notion that an operator requires an lvalue by making that operator a member.</text:p>
      <text:p text:style-name="P3"/>
      <text:p text:style-name="P4">11.4 Conversion operators</text:p>
      <text:p text:style-name="P4"/>
      <text:p text:style-name="P4">Given types X and Y, X::operator Y() is a conversion operator converting from X to Y. Declaration is as follows:</text:p>
      <text:p text:style-name="P4"/>
      <text:p text:style-name="P4">class X {</text:p>
      <text:p text:style-name="P4">public:</text:p>
      <text:p text:style-name="P4"><text:s text:c="2"/>operator Y() { …; }</text:p>
      <text:p text:style-name="P4">};</text:p>
      <text:p text:style-name="P4"/>
      <text:p text:style-name="P4"><text:span text:style-name="T2">W</text:span>e do not specify the return type of this operator.</text:p>
      <text:p text:style-name="P4"/>
      <text:p text:style-name="P5">Rely on user-defined conversions or user-defined operators for a type, but not both.</text:p>
      <text:p text:style-name="P5"/>
      <text:p text:style-name="P6">What is a “unique conversion”?</text:p>
      <text:p text:style-name="P6"/>
      <text:p text:style-name="P7">Only one level of user-defined implicit conversion is legal.</text:p>
      <text:p text:style-name="P7"/>
      <text:p text:style-name="P8">Standard conversions (e.g. int to double) are preferred to user-defined conversions (int to UserDefined).</text:p>
      <text:p text:style-name="P8"/>
      <text:p text:style-name="P9">No user-defined conversions are applied to the left of <text:span text:style-name="T4">.</text:span> or <text:span text:style-name="T4">-&gt;</text:span>.</text:p>
      <text:p text:style-name="P9"/>
      <text:p text:style-name="P10">No implicit conversions are used for non-const reference arguments. (Because a conversion of a reference will create another object and changes will not reflect in the original.)</text:p>
      <text:p text:style-name="P8"/>
      <text:p text:style-name="P11">Member, non-members and friends:</text:p>
      <text:p text:style-name="P11"/>
      <text:list xml:id="list964242967172591140" text:style-name="L2">
        <text:list-item>
          <text:p text:style-name="P23">Use member function or a non-member taking a non-const reference or pointer if object state <text:span text:style-name="T5">needs to be modified</text:span></text:p>
        </text:list-item>
        <text:list-item>
          <text:p text:style-name="P23">Use member operator if the operator requires first operand to be an lvalue</text:p>
        </text:list-item>
        <text:list-item>
          <text:p text:style-name="P23">Use global function taking const arguments if <text:span text:style-name="T5">implicit conversions are required</text:span></text:p>
        </text:list-item>
        <text:list-item>
          <text:p text:style-name="P24">Use friend where internal representation of the object needs to be accessed</text:p>
        </text:list-item>
      </text:list>
      <text:p text:style-name="P13"/>
      <text:p text:style-name="P12"/>
      <text:p text:style-name="P14">Copy constructor and copy assignment are not inherited. Where copy constructor and copy assignment are not provided, they are generated by the compiler.</text:p>
      <text:p text:style-name="P14"/>
      <text:p text:style-name="P14"/>
      <text:p text:style-name="P15">Operator -&gt; must be a member function. If used, its return type must be a pointer or an object of a class to which you can apply -&gt;.</text:p>
      <text:p text:style-name="P15"/>
      <text:p text:style-name="P16">A member class (often called a nested class) can be declared in the class itself and defined later.</text:p>
      <text:p text:style-name="P16"/>
      <text:p text:style-name="P17"><text:soft-page-break/>12.2 A class must <text:span text:style-name="T6">defined</text:span> <text:span text:style-name="T8">(not just </text:span><text:span text:style-name="T7">declared</text:span><text:span text:style-name="T8">) </text:span>in order to be used as a base.</text:p>
      <text:p text:style-name="P17"/>
      <text:p text:style-name="P18">12.2.2 A derived class constructor can specify initializers for its own members and <text:span text:style-name="T6">immediate</text:span> bases only; it cannot directly initialize members of a base.</text:p>
      <text:p text:style-name="P18"/>
      <text:p text:style-name="P19">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19"/>
      <text:p text:style-name="P20">12.2.3 When objects of the base are constructed or assigned to from an object of the derived class, only the base part of the object is copied. This results in what is known as slicing and can be a source of surprises and errorss.</text:p>
      <text:p text:style-name="P20"/>
      <text:p text:style-name="P20">If the derived class does not define an assignment operator, the compiler generates one for it. This means that assignment operators are not inherited. Constructors are never inherited.</text:p>
      <text:p text:style-name="P20"/>
      <text:p text:style-name="P25">12.2.6 “A virtual member function is sometimes called a method.”</text:p>
      <text:p text:style-name="P21"/>
      <text:p text:style-name="P21"><text:s/></text:p>
      <text:p text:style-name="P27">13 - <text:span text:style-name="T10">Templates</text:span></text:p>
      <text:p text:style-name="P27"/>
      <text:p text:style-name="P27">Template instantiation – process of generating class/function declaration/definition from a template and its arguments.</text:p>
      <text:p text:style-name="P27"/>
      <text:p text:style-name="P27">Template specialization – one class/function generated from a template and one unique set of arguments</text:p>
      <text:p text:style-name="P27"/>
      <text:p text:style-name="P28">The earliest that errors relating to a template parameter can be detected is at the first point of use of the template for a particular template argument (first point of instantiation).</text:p>
      <text:p text:style-name="P28"/>
      <text:p text:style-name="P29">13.3.1 The ability to deduce the template arguments for a call from the function arguments is crucial.</text:p>
      <text:p text:style-name="P29"/>
      <text:p text:style-name="P30">Note that class template parameters are never deduced.</text:p>
      <text:p text:style-name="P30"/>
      <text:p text:style-name="P31">As with default function arguments, only trailing arguments can be left out of a list of explicit template arguments.</text:p>
      <text:p text:style-name="P31"/>
      <text:p text:style-name="P32">If a template function argument has been determined by template argument deduction, that argument cannot also have promotions, standard conversions, or user-defined conversions applied.</text:p>
      <text:p text:style-name="P32"/>
      <text:p text:style-name="P3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19T07:49:59.322000000</dc:date>
    <meta:editing-duration>PT6H1M19S</meta:editing-duration>
    <meta:editing-cycles>30</meta:editing-cycles>
    <meta:generator>LibreOffice/4.3.0.4$Windows_x86 LibreOffice_project/62ad5818884a2fc2e5780dd45466868d41009ec0</meta:generator>
    <meta:document-statistic meta:table-count="1" meta:image-count="0" meta:object-count="0" meta:page-count="3" meta:paragraph-count="70" meta:word-count="846" meta:character-count="5054" meta:non-whitespace-character-count="4275"/>
  </office:meta>
</office:document-meta>
</file>